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11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</table:table-row>
        <table:table-row table:style-name="ro1">
          <table:table-cell office:value-type="string" calcext:value-type="string">
            <text:p>Slate 16</text:p>
          </table:table-cell>
          <table:table-cell table:style-name="Default" office:value-type="float" office:value="0.0157661377136674" calcext:value-type="float">
            <text:p>0.015766137713668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Default" office:value-type="float" office:value="0.0151460804821303" calcext:value-type="float">
            <text:p>0.0151460804821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table:style-name="ce12"/>
          <table:table-cell table:number-columns-repeated="3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4:13:16.972529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0T14:20:40.458951471</dc:date>
    <meta:editing-duration>PT6H26M49S</meta:editing-duration>
    <meta:editing-cycles>63</meta:editing-cycles>
    <meta:generator>LibreOffice/6.0.7.3$Linux_X86_64 LibreOffice_project/00m0$Build-3</meta:generator>
    <meta:document-statistic meta:table-count="6" meta:cell-count="326" meta:object-count="0"/>
  </office:meta>
</office:document-meta>
</file>